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name-asian="Lucida Sans" style:font-size-asian="12pt" style:font-name-complex="F" style:font-size-complex="6.80000019073486pt" style:language-complex="none" style:country-complex="none"/>
    </style:style>
    <style:style style:name="ce2" style:family="table-cell" style:parent-style-name="Default">
      <style:text-properties style:font-name="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T1" style:family="text">
      <style:text-properties style:use-window-font-color="true" fo:language="fr" fo:country="FR" style:language-asian="zh" style:country-asian="CN" style:letter-kerning="true" style:font-name-asian="Lucida Sans" style:font-name-complex="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1" office:value-type="string" calcext:value-type="string">
            <text:p><text:span text:style-name="T1">nom_plage</text:span></text:p>
          </table:table-cell>
          <table:table-cell table:style-name="ce2" office:value-type="string" calcext:value-type="string">
            <text:p>longueur_plage_km</text:p>
          </table:table-cell>
          <table:table-cell table:style-name="ce2" office:value-type="string" calcext:value-type="string">
            <text:p>sable_fin</text:p>
          </table:table-cell>
          <table:table-cell table:style-name="ce2" office:value-type="string" calcext:value-type="string">
            <text:p>rochers </text:p>
          </table:table-cell>
          <table:table-cell table:style-name="ce2" office:value-type="string" calcext:value-type="string">
            <text:p>galets</text:p>
          </table:table-cell>
          <table:table-cell table:style-name="ce2" office:value-type="string" calcext:value-type="string">
            <text:p>nom_ville</text:p>
          </table:table-cell>
          <table:table-cell table:style-name="ce1" office:value-type="string" office:string-value="code_postale" calcext:value-type="string">
            <text:p><text:span text:style-name="T1">code_postale</text:span><text:span text:style-name="T1"/></text:p>
          </table:table-cell>
          <table:table-cell table:style-name="ce2" office:value-type="string" calcext:value-type="string">
            <text:p>nb_touristes </text:p>
          </table:table-cell>
          <table:table-cell table:style-name="ce2" office:value-type="string" calcext:value-type="string">
            <text:p>nom_region</text:p>
          </table:table-cell>
          <table:table-cell table:style-name="ce2" office:value-type="string" calcext:value-type="string">
            <text:p>nom_responsable_region</text:p>
          </table:table-cell>
          <table:table-cell table:style-name="ce2" office:value-type="string" calcext:value-type="string">
            <text:p>prenom_responsable_region</text:p>
          </table:table-cell>
        </table:table-row>
        <table:table-row table:style-name="ro3">
          <table:table-cell table:style-name="ce1" office:value-type="string" calcext:value-type="string">
            <text:p><text:span text:style-name="T1">nom_plage</text:span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ngueur_plage_km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ble_fi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ochers 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alet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m_ville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" office:value-type="string" office:string-value="code_postale" calcext:value-type="string">
            <text:p><text:span text:style-name="T1">code_postale</text:span><text:span text:style-name="T1"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b_touristes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m_regi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m_responsable_regio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nom_responsable_regio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2T18:38:01.411000000</meta:creation-date>
    <dc:date>2020-07-22T18:52:18.668000000</dc:date>
    <meta:editing-duration>PT4M7S</meta:editing-duration>
    <meta:editing-cycles>1</meta:editing-cycles>
    <meta:generator>LibreOffice/6.4.5.2$Windows_X86_64 LibreOffice_project/a726b36747cf2001e06b58ad5db1aa3a9a1872d6</meta:generator>
    <meta:document-statistic meta:table-count="1" meta:cell-count="43" meta:object-count="0"/>
  </office:meta>
</office:document-meta>
</file>